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55in"/>
    </style:style>
    <style:style style:name="co2" style:family="table-column">
      <style:table-column-properties fo:break-before="auto" style:column-width="0.3819in"/>
    </style:style>
    <style:style style:name="co3" style:family="table-column">
      <style:table-column-properties fo:break-before="auto" style:column-width="0.4957in"/>
    </style:style>
    <style:style style:name="co4" style:family="table-column">
      <style:table-column-properties fo:break-before="auto" style:column-width="0.1472in"/>
    </style:style>
    <style:style style:name="co5" style:family="table-column">
      <style:table-column-properties fo:break-before="auto" style:column-width="0.2945in"/>
    </style:style>
    <style:style style:name="co6" style:family="table-column">
      <style:table-column-properties fo:break-before="auto" style:column-width="0.4354in"/>
    </style:style>
    <style:style style:name="co7" style:family="table-column">
      <style:table-column-properties fo:break-before="auto" style:column-width="0.7035in"/>
    </style:style>
    <style:style style:name="co8" style:family="table-column">
      <style:table-column-properties fo:break-before="auto" style:column-width="0.6492in"/>
    </style:style>
    <style:style style:name="co9" style:family="table-column">
      <style:table-column-properties fo:break-before="auto" style:column-width="0.4083in"/>
    </style:style>
    <style:style style:name="co10" style:family="table-column">
      <style:table-column-properties fo:break-before="auto" style:column-width="0.4154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target</text:p>
          </table:table-cell>
          <table:table-cell/>
          <table:table-cell office:value-type="string" calcext:value-type="string">
            <text:p>w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iteration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2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2]*[.F1]+[.B2]*[.F2]+[.F3]" office:value-type="float" office:value="0.8" calcext:value-type="float">
            <text:p>0.8</text:p>
          </table:table-cell>
          <table:table-cell table:formula="of:=[.C2]-[.I2]" office:value-type="float" office:value="2.2" calcext:value-type="float">
            <text:p>2.2</text:p>
          </table:table-cell>
          <table:table-cell table:formula="of:=[.F1]+[.F4]*[.J2]*([.A2])" office:value-type="float" office:value="0.122" calcext:value-type="float">
            <text:p>0.122</text:p>
          </table:table-cell>
          <table:table-cell table:formula="of:=[.F2]+[.F4]*[.J2]*([.B2])" office:value-type="float" office:value="0.244" calcext:value-type="float">
            <text:p>0.2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K2]*[.A3]+[.L2]*[.B3]+[.F3]" office:value-type="float" office:value="2.008" calcext:value-type="float">
            <text:p>2.008</text:p>
          </table:table-cell>
          <table:table-cell table:formula="of:=[.C3]-[.I3]" office:value-type="float" office:value="3.992" calcext:value-type="float">
            <text:p>3.992</text:p>
          </table:table-cell>
          <table:table-cell table:formula="of:=[.K2]+[.F4]*[.J3]*([.A3])" office:value-type="float" office:value="0.28168" calcext:value-type="float">
            <text:p>0.28168</text:p>
          </table:table-cell>
          <table:table-cell table:formula="of:=[.L2]+[.F4]*[.J3]*([.B3])" office:value-type="float" office:value="0.4436" calcext:value-type="float">
            <text:p>0.44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r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3" calcext:value-type="float">
            <text:p>3</text:p>
          </table:table-cell>
          <table:table-cell table:formula="of:=[.K3]*[.A4]+[.L3]*[.B4]+[.F4]" office:value-type="float" office:value="5.53056" calcext:value-type="float">
            <text:p>5.53056</text:p>
          </table:table-cell>
          <table:table-cell table:formula="of:=[.C4]-[.I4]" office:value-type="float" office:value="3.46944" calcext:value-type="float">
            <text:p>3.46944</text:p>
          </table:table-cell>
          <table:table-cell table:formula="of:=[.K3]+[.$F$4]*[.J4]*([.A4])" office:value-type="float" office:value="0.5245408" calcext:value-type="float">
            <text:p>0.5245408</text:p>
          </table:table-cell>
          <table:table-cell table:formula="of:=[.L3]+[.$F$4]*[.J4]*([.B4])" office:value-type="float" office:value="0.7211552" calcext:value-type="float">
            <text:p>0.72115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[.K4]*[.A5]+[.L4]*[.B5]+[.F5]" office:value-type="float" office:value="1.9668512" calcext:value-type="float">
            <text:p>1.9668512</text:p>
          </table:table-cell>
          <table:table-cell table:formula="of:=[.C5]-[.I5]" office:value-type="float" office:value="1.0331488" calcext:value-type="float">
            <text:p>1.0331488</text:p>
          </table:table-cell>
          <table:table-cell table:formula="of:=[.K4]+[.$F$4]*[.J5]*([.A5])" office:value-type="float" office:value="0.534872288" calcext:value-type="float">
            <text:p>0.534872288</text:p>
          </table:table-cell>
          <table:table-cell table:formula="of:=[.L4]+[.$F$4]*[.J5]*([.B5])" office:value-type="float" office:value="0.741818176" calcext:value-type="float">
            <text:p>0.7418181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formula="of:=[.K5]*[.A6]+[.L5]*[.B6]+[.F6]" office:value-type="float" office:value="5.848580032" calcext:value-type="float">
            <text:p>5.848580032</text:p>
          </table:table-cell>
          <table:table-cell table:formula="of:=[.C6]-[.I6]" office:value-type="float" office:value="0.151419967999999" calcext:value-type="float">
            <text:p>0.151419967999999</text:p>
          </table:table-cell>
          <table:table-cell table:formula="of:=[.K5]+[.$F$4]*[.J6]*([.A6])" office:value-type="float" office:value="0.54092908672" calcext:value-type="float">
            <text:p>0.54092908672</text:p>
          </table:table-cell>
          <table:table-cell table:formula="of:=[.L5]+[.$F$4]*[.J6]*([.B6])" office:value-type="float" office:value="0.7493891744" calcext:value-type="float">
            <text:p>0.74938917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[.K6]*[.A7]+[.L6]*[.B7]+[.F7]" office:value-type="float" office:value="9.78161700224" calcext:value-type="float">
            <text:p>9.78161700224</text:p>
          </table:table-cell>
          <table:table-cell table:formula="of:=[.C7]-[.I7]" office:value-type="float" office:value="-0.781617002240001" calcext:value-type="float">
            <text:p>-0.781617002240001</text:p>
          </table:table-cell>
          <table:table-cell table:formula="of:=[.K6]+[.$F$4]*[.J7]*([.A7])" office:value-type="float" office:value="0.4862158965632" calcext:value-type="float">
            <text:p>0.4862158965632</text:p>
          </table:table-cell>
          <table:table-cell table:formula="of:=[.L6]+[.$F$4]*[.J7]*([.B7])" office:value-type="float" office:value="0.6868598142208" calcext:value-type="float">
            <text:p>0.68685981422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formula="of:=[.K7]*[.A8]+[.L7]*[.B8]+[.F8]" office:value-type="float" office:value="1.8599355250048" calcext:value-type="float">
            <text:p>1.8599355250048</text:p>
          </table:table-cell>
          <table:table-cell table:formula="of:=[.C8]-[.I8]" office:value-type="float" office:value="1.1400644749952" calcext:value-type="float">
            <text:p>1.1400644749952</text:p>
          </table:table-cell>
          <table:table-cell table:formula="of:=[.K7]+[.$F$4]*[.J8]*([.A8])" office:value-type="float" office:value="0.497616541313152" calcext:value-type="float">
            <text:p>0.497616541313152</text:p>
          </table:table-cell>
          <table:table-cell table:formula="of:=[.L7]+[.$F$4]*[.J8]*([.B8])" office:value-type="float" office:value="0.709661103720704" calcext:value-type="float">
            <text:p>0.7096611037207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K8]*[.A9]+[.L8]*[.B9]+[.F9]" office:value-type="float" office:value="5.53877168385613" calcext:value-type="float">
            <text:p>5.53877168385613</text:p>
          </table:table-cell>
          <table:table-cell table:formula="of:=[.C9]-[.I9]" office:value-type="float" office:value="0.461228316143872" calcext:value-type="float">
            <text:p>0.461228316143872</text:p>
          </table:table-cell>
          <table:table-cell table:formula="of:=[.K8]+[.$F$4]*[.J9]*([.A9])" office:value-type="float" office:value="0.516065673958907" calcext:value-type="float">
            <text:p>0.516065673958907</text:p>
          </table:table-cell>
          <table:table-cell table:formula="of:=[.L8]+[.$F$4]*[.J9]*([.B9])" office:value-type="float" office:value="0.732722519527898" calcext:value-type="float">
            <text:p>0.7327225195278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formula="of:=[.K9]*[.A10]+[.L9]*[.B10]+[.F10]" office:value-type="float" office:value="9.47423987393553" calcext:value-type="float">
            <text:p>9.47423987393553</text:p>
          </table:table-cell>
          <table:table-cell table:formula="of:=[.C10]-[.I10]" office:value-type="float" office:value="-0.474239873935527" calcext:value-type="float">
            <text:p>-0.474239873935527</text:p>
          </table:table-cell>
          <table:table-cell table:formula="of:=[.K9]+[.$F$4]*[.J10]*([.A10])" office:value-type="float" office:value="0.48286888278342" calcext:value-type="float">
            <text:p>0.48286888278342</text:p>
          </table:table-cell>
          <table:table-cell table:formula="of:=[.L9]+[.$F$4]*[.J10]*([.B10])" office:value-type="float" office:value="0.694783329613055" calcext:value-type="float">
            <text:p>0.6947833296130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K10]*[.A11]+[.L10]*[.B11]+[.F11]" office:value-type="float" office:value="1.87243554200953" calcext:value-type="float">
            <text:p>1.87243554200953</text:p>
          </table:table-cell>
          <table:table-cell table:formula="of:=[.C11]-[.I11]" office:value-type="float" office:value="1.12756445799047" calcext:value-type="float">
            <text:p>1.12756445799047</text:p>
          </table:table-cell>
          <table:table-cell table:formula="of:=[.K10]+[.$F$4]*[.J11]*([.A11])" office:value-type="float" office:value="0.494144527363325" calcext:value-type="float">
            <text:p>0.494144527363325</text:p>
          </table:table-cell>
          <table:table-cell table:formula="of:=[.L10]+[.$F$4]*[.J11]*([.B11])" office:value-type="float" office:value="0.717334618772865" calcext:value-type="float">
            <text:p>0.7173346187728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formula="of:=[.K11]*[.A12]+[.L11]*[.B12]+[.F12]" office:value-type="float" office:value="5.56325120331762" calcext:value-type="float">
            <text:p>5.56325120331762</text:p>
          </table:table-cell>
          <table:table-cell table:formula="of:=[.C12]-[.I12]" office:value-type="float" office:value="0.436748796682377" calcext:value-type="float">
            <text:p>0.436748796682377</text:p>
          </table:table-cell>
          <table:table-cell table:formula="of:=[.K11]+[.$F$4]*[.J12]*([.A12])" office:value-type="float" office:value="0.51161447923062" calcext:value-type="float">
            <text:p>0.51161447923062</text:p>
          </table:table-cell>
          <table:table-cell table:formula="of:=[.L11]+[.$F$4]*[.J12]*([.B12])" office:value-type="float" office:value="0.739172058606984" calcext:value-type="float">
            <text:p>0.7391720586069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K12]*[.A13]+[.L12]*[.B13]+[.F13]" office:value-type="float" office:value="9.49467782347021" calcext:value-type="float">
            <text:p>9.49467782347021</text:p>
          </table:table-cell>
          <table:table-cell table:formula="of:=[.C13]-[.I13]" office:value-type="float" office:value="-0.494677823470207" calcext:value-type="float">
            <text:p>-0.494677823470207</text:p>
          </table:table-cell>
          <table:table-cell table:formula="of:=[.K12]+[.$F$4]*[.J13]*([.A13])" office:value-type="float" office:value="0.476987031587705" calcext:value-type="float">
            <text:p>0.476987031587705</text:p>
          </table:table-cell>
          <table:table-cell table:formula="of:=[.L12]+[.$F$4]*[.J13]*([.B13])" office:value-type="float" office:value="0.699597832729367" calcext:value-type="float">
            <text:p>0.6995978327293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K13]*[.A14]+[.L13]*[.B14]+[.F14]" office:value-type="float" office:value="1.87618269704644" calcext:value-type="float">
            <text:p>1.87618269704644</text:p>
          </table:table-cell>
          <table:table-cell table:formula="of:=[.C14]-[.I14]" office:value-type="float" office:value="1.12381730295356" calcext:value-type="float">
            <text:p>1.12381730295356</text:p>
          </table:table-cell>
          <table:table-cell table:formula="of:=[.K13]+[.$F$4]*[.J14]*([.A14])" office:value-type="float" office:value="0.488225204617241" calcext:value-type="float">
            <text:p>0.488225204617241</text:p>
          </table:table-cell>
          <table:table-cell table:formula="of:=[.L13]+[.$F$4]*[.J14]*([.B14])" office:value-type="float" office:value="0.722074178788438" calcext:value-type="float">
            <text:p>0.7220741787884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formula="of:=[.K14]*[.A15]+[.L14]*[.B15]+[.F15]" office:value-type="float" office:value="5.56327171241115" calcext:value-type="float">
            <text:p>5.56327171241115</text:p>
          </table:table-cell>
          <table:table-cell table:formula="of:=[.C15]-[.I15]" office:value-type="float" office:value="0.436728287588846" calcext:value-type="float">
            <text:p>0.436728287588846</text:p>
          </table:table-cell>
          <table:table-cell table:formula="of:=[.K14]+[.$F$4]*[.J15]*([.A15])" office:value-type="float" office:value="0.505694336120795" calcext:value-type="float">
            <text:p>0.505694336120795</text:p>
          </table:table-cell>
          <table:table-cell table:formula="of:=[.L14]+[.$F$4]*[.J15]*([.B15])" office:value-type="float" office:value="0.743910593167881" calcext:value-type="float">
            <text:p>0.7439105931678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formula="of:=[.K15]*[.A16]+[.L15]*[.B16]+[.F16]" office:value-type="float" office:value="9.49114509818861" calcext:value-type="float">
            <text:p>9.49114509818861</text:p>
          </table:table-cell>
          <table:table-cell table:formula="of:=[.C16]-[.I16]" office:value-type="float" office:value="-0.491145098188607" calcext:value-type="float">
            <text:p>-0.491145098188607</text:p>
          </table:table-cell>
          <table:table-cell table:formula="of:=[.K15]+[.$F$4]*[.J16]*([.A16])" office:value-type="float" office:value="0.471314179247592" calcext:value-type="float">
            <text:p>0.471314179247592</text:p>
          </table:table-cell>
          <table:table-cell table:formula="of:=[.L15]+[.$F$4]*[.J16]*([.B16])" office:value-type="float" office:value="0.704618985312792" calcext:value-type="float">
            <text:p>0.7046189853127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[.K16]*[.A17]+[.L16]*[.B17]+[.F17]" office:value-type="float" office:value="1.88055214987318" calcext:value-type="float">
            <text:p>1.88055214987318</text:p>
          </table:table-cell>
          <table:table-cell table:formula="of:=[.C17]-[.I17]" office:value-type="float" office:value="1.11944785012682" calcext:value-type="float">
            <text:p>1.11944785012682</text:p>
          </table:table-cell>
          <table:table-cell table:formula="of:=[.K16]+[.$F$4]*[.J17]*([.A17])" office:value-type="float" office:value="0.48250865774886" calcext:value-type="float">
            <text:p>0.48250865774886</text:p>
          </table:table-cell>
          <table:table-cell table:formula="of:=[.L16]+[.$F$4]*[.J17]*([.B17])" office:value-type="float" office:value="0.727007942315329" calcext:value-type="float">
            <text:p>0.7270079423153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formula="of:=[.K17]*[.A18]+[.L17]*[.B18]+[.F18]" office:value-type="float" office:value="5.56507434257208" calcext:value-type="float">
            <text:p>5.56507434257208</text:p>
          </table:table-cell>
          <table:table-cell table:formula="of:=[.C18]-[.I18]" office:value-type="float" office:value="0.434925657427916" calcext:value-type="float">
            <text:p>0.434925657427916</text:p>
          </table:table-cell>
          <table:table-cell table:formula="of:=[.K17]+[.$F$4]*[.J18]*([.A18])" office:value-type="float" office:value="0.499905684045977" calcext:value-type="float">
            <text:p>0.499905684045977</text:p>
          </table:table-cell>
          <table:table-cell table:formula="of:=[.L17]+[.$F$4]*[.J18]*([.B18])" office:value-type="float" office:value="0.748754225186724" calcext:value-type="float">
            <text:p>0.7487542251867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formula="of:=[.K18]*[.A19]+[.L18]*[.B19]+[.F19]" office:value-type="float" office:value="9.48937358981563" calcext:value-type="float">
            <text:p>9.48937358981563</text:p>
          </table:table-cell>
          <table:table-cell table:formula="of:=[.C19]-[.I19]" office:value-type="float" office:value="-0.489373589815633" calcext:value-type="float">
            <text:p>-0.489373589815633</text:p>
          </table:table-cell>
          <table:table-cell table:formula="of:=[.K18]+[.$F$4]*[.J19]*([.A19])" office:value-type="float" office:value="0.465649532758883" calcext:value-type="float">
            <text:p>0.465649532758883</text:p>
          </table:table-cell>
          <table:table-cell table:formula="of:=[.L18]+[.$F$4]*[.J19]*([.B19])" office:value-type="float" office:value="0.709604338001474" calcext:value-type="float">
            <text:p>0.7096043380014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formula="of:=[.K19]*[.A20]+[.L19]*[.B20]+[.F20]" office:value-type="float" office:value="1.88485820876183" calcext:value-type="float">
            <text:p>1.88485820876183</text:p>
          </table:table-cell>
          <table:table-cell table:formula="of:=[.C20]-[.I20]" office:value-type="float" office:value="1.11514179123817" calcext:value-type="float">
            <text:p>1.11514179123817</text:p>
          </table:table-cell>
          <table:table-cell table:formula="of:=[.K19]+[.$F$4]*[.J20]*([.A20])" office:value-type="float" office:value="0.476800950671264" calcext:value-type="float">
            <text:p>0.476800950671264</text:p>
          </table:table-cell>
          <table:table-cell table:formula="of:=[.L19]+[.$F$4]*[.J20]*([.B20])" office:value-type="float" office:value="0.731907173826237" calcext:value-type="float">
            <text:p>0.7319071738262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formula="of:=[.K20]*[.A21]+[.L20]*[.B21]+[.F21]" office:value-type="float" office:value="5.56673967181624" calcext:value-type="float">
            <text:p>5.56673967181624</text:p>
          </table:table-cell>
          <table:table-cell table:formula="of:=[.C21]-[.I21]" office:value-type="float" office:value="0.433260328183757" calcext:value-type="float">
            <text:p>0.433260328183757</text:p>
          </table:table-cell>
          <table:table-cell table:formula="of:=[.K20]+[.$F$4]*[.J21]*([.A21])" office:value-type="float" office:value="0.494131363798615" calcext:value-type="float">
            <text:p>0.494131363798615</text:p>
          </table:table-cell>
          <table:table-cell table:formula="of:=[.L20]+[.$F$4]*[.J21]*([.B21])" office:value-type="float" office:value="0.753570190235425" calcext:value-type="float">
            <text:p>0.7535701902354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formula="of:=[.K21]*[.A22]+[.L21]*[.B22]+[.F22]" office:value-type="float" office:value="9.4874810684737" calcext:value-type="float">
            <text:p>9.4874810684737</text:p>
          </table:table-cell>
          <table:table-cell table:formula="of:=[.C22]-[.I22]" office:value-type="float" office:value="-0.487481068473702" calcext:value-type="float">
            <text:p>-0.487481068473702</text:p>
          </table:table-cell>
          <table:table-cell table:formula="of:=[.K21]+[.$F$4]*[.J22]*([.A22])" office:value-type="float" office:value="0.460007689005456" calcext:value-type="float">
            <text:p>0.460007689005456</text:p>
          </table:table-cell>
          <table:table-cell table:formula="of:=[.L21]+[.$F$4]*[.J22]*([.B22])" office:value-type="float" office:value="0.714571704757529" calcext:value-type="float">
            <text:p>0.7145717047575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formula="of:=[.K22]*[.A23]+[.L22]*[.B23]+[.F23]" office:value-type="float" office:value="1.88915109852051" calcext:value-type="float">
            <text:p>1.88915109852051</text:p>
          </table:table-cell>
          <table:table-cell table:formula="of:=[.C23]-[.I23]" office:value-type="float" office:value="1.11084890147949" calcext:value-type="float">
            <text:p>1.11084890147949</text:p>
          </table:table-cell>
          <table:table-cell table:formula="of:=[.K22]+[.$F$4]*[.J23]*([.A23])" office:value-type="float" office:value="0.47111617802025" calcext:value-type="float">
            <text:p>0.47111617802025</text:p>
          </table:table-cell>
          <table:table-cell table:formula="of:=[.L22]+[.$F$4]*[.J23]*([.B23])" office:value-type="float" office:value="0.736788682787118" calcext:value-type="float">
            <text:p>0.7367886827871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formula="of:=[.K23]*[.A24]+[.L23]*[.B24]+[.F24]" office:value-type="float" office:value="5.56840812601659" calcext:value-type="float">
            <text:p>5.56840812601659</text:p>
          </table:table-cell>
          <table:table-cell table:formula="of:=[.C24]-[.I24]" office:value-type="float" office:value="0.431591873983406" calcext:value-type="float">
            <text:p>0.431591873983406</text:p>
          </table:table-cell>
          <table:table-cell table:formula="of:=[.K23]+[.$F$4]*[.J24]*([.A24])" office:value-type="float" office:value="0.488379852979587" calcext:value-type="float">
            <text:p>0.488379852979587</text:p>
          </table:table-cell>
          <table:table-cell table:formula="of:=[.L23]+[.$F$4]*[.J24]*([.B24])" office:value-type="float" office:value="0.758368276486289" calcext:value-type="float">
            <text:p>0.7583682764862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formula="of:=[.K24]*[.A25]+[.L24]*[.B25]+[.F25]" office:value-type="float" office:value="9.48560518274742" calcext:value-type="float">
            <text:p>9.48560518274742</text:p>
          </table:table-cell>
          <table:table-cell table:formula="of:=[.C25]-[.I25]" office:value-type="float" office:value="-0.485605182747417" calcext:value-type="float">
            <text:p>-0.485605182747417</text:p>
          </table:table-cell>
          <table:table-cell table:formula="of:=[.K24]+[.$F$4]*[.J25]*([.A25])" office:value-type="float" office:value="0.454387490187267" calcext:value-type="float">
            <text:p>0.454387490187267</text:p>
          </table:table-cell>
          <table:table-cell table:formula="of:=[.L24]+[.$F$4]*[.J25]*([.B25])" office:value-type="float" office:value="0.719519861866495" calcext:value-type="float">
            <text:p>0.7195198618664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5T17:08:43.301094456</meta:creation-date>
    <dc:date>2023-04-05T18:25:01.887051886</dc:date>
    <meta:editing-duration>PT1H16M20S</meta:editing-duration>
    <meta:editing-cycles>1</meta:editing-cycles>
    <meta:document-statistic meta:table-count="1" meta:cell-count="208" meta:object-count="0"/>
    <meta:generator>LibreOffice/7.3.7.2$Linux_X86_64 LibreOffice_project/30$Build-2</meta:generator>
  </office:meta>
</office:document-meta>
</file>